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63cm"/>
    </style:style>
    <style:style style:name="co2" style:family="table-column">
      <style:table-column-properties fo:break-before="auto" style:column-width="6.115cm"/>
    </style:style>
    <style:style style:name="co3" style:family="table-column">
      <style:table-column-properties fo:break-before="auto" style:column-width="1.912cm"/>
    </style:style>
    <style:style style:name="co4" style:family="table-column">
      <style:table-column-properties fo:break-before="auto" style:column-width="2.935cm"/>
    </style:style>
    <style:style style:name="co5" style:family="table-column">
      <style:table-column-properties fo:break-before="auto" style:column-width="18.11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number-style style:name="N5060" number:language="en" number:country="US">
      <number:scientific-number number:decimal-places="2" number:min-integer-digits="1" number:min-exponent-digits="3"/>
    </number:number-style>
    <number:boolean-style style:name="N5099" number:language="en" number:country="US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500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5099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5060">
      <style:table-cell-properties style:text-align-source="fix" style:repeat-content="false"/>
      <style:paragraph-properties fo:text-align="end" fo:margin-left="0cm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office:value-type="string">
            <text:p>Group</text:p>
          </table:table-cell>
          <table:table-cell table:style-name="ce1" office:value-type="string">
            <text:p>Parameter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efault Value</text:p>
          </table:table-cell>
          <table:table-cell table:style-name="ce1" office:value-type="string">
            <text:p>Explanation</text:p>
          </table:table-cell>
          <table:table-cell table:style-name="ce1" table:number-columns-repeated="1018"/>
        </table:table-row>
        <table:table-row table:style-name="ro2">
          <table:table-cell office:value-type="string">
            <text:p>-</text:p>
          </table:table-cell>
          <table:table-cell office:value-type="string">
            <text:p><text:s/>ParameterFile</text:p>
          </table:table-cell>
          <table:table-cell office:value-type="string">
            <text:p>std::string</text:p>
          </table:table-cell>
          <table:table-cell office:value-type="string">
            <text:p><text:span text:style-name="T1">executable</text:span>.input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2"/>
          <table:table-cell table:number-columns-repeated="1021"/>
        </table:table-row>
        <table:table-row table:style-name="ro1">
          <table:table-cell office:value-type="string">
            <text:p><text:s/>Grid</text:p>
          </table:table-cell>
          <table:table-cell office:value-type="string">
            <text:p><text:s/>File</text:p>
          </table:table-cell>
          <table:table-cell office:value-type="string">
            <text:p>std::string</text:p>
          </table:table-cell>
          <table:table-cell table:style-name="ce3" office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NumberOfCellsX</text:p>
          </table:table-cell>
          <table:table-cell office:value-type="string">
            <text:p>int</text:p>
          </table:table-cell>
          <table:table-cell table:style-name="ce3" office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NumberOfCellsY</text:p>
          </table:table-cell>
          <table:table-cell office:value-type="string">
            <text:p>int</text:p>
          </table:table-cell>
          <table:table-cell table:style-name="ce3" office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NumberOfCellsZ</text:p>
          </table:table-cell>
          <table:table-cell office:value-type="string">
            <text:p>int</text:p>
          </table:table-cell>
          <table:table-cell table:style-name="ce3" office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UpperRightX</text:p>
          </table:table-cell>
          <table:table-cell office:value-type="string">
            <text:p>Scalar</text:p>
          </table:table-cell>
          <table:table-cell table:style-name="ce3" office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UpperRightY</text:p>
          </table:table-cell>
          <table:table-cell office:value-type="string">
            <text:p>Scalar</text:p>
          </table:table-cell>
          <table:table-cell table:style-name="ce3" office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UpperRightZ</text:p>
          </table:table-cell>
          <table:table-cell office:value-type="string">
            <text:p>Scalar</text:p>
          </table:table-cell>
          <table:table-cell table:style-name="ce3" office:value-type="string">
            <text:p>-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2"/>
          <table:table-cell/>
          <table:table-cell table:style-name="ce3"/>
          <table:table-cell table:number-columns-repeated="1019"/>
        </table:table-row>
        <table:table-row table:style-name="ro1">
          <table:table-cell office:value-type="string">
            <text:p><text:s/>GridAdapt</text:p>
          </table:table-cell>
          <table:table-cell office:value-type="string">
            <text:p><text:s/>AdaptionInterval</text:p>
          </table:table-cell>
          <table:table-cell office:value-type="string">
            <text:p>int</text:p>
          </table:table-cell>
          <table:table-cell table:style-name="ce4" office:value-type="float" office:value="1">
            <text:p>1</text:p>
          </table:table-cell>
          <table:table-cell office:value-type="string">
            <text:p>Time step interval for adaptio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s/>CoarsenTolerance</text:p>
          </table:table-cell>
          <table:table-cell office:value-type="string">
            <text:p>Scalar</text:p>
          </table:table-cell>
          <table:table-cell table:style-name="ce4" office:value-type="float" office:value="0.001">
            <text:p>0.001</text:p>
          </table:table-cell>
          <table:table-cell office:value-type="string">
            <text:p>Tolerance for coarsening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>
            <text:p><text:s/>EnableInitializationIndicator</text:p>
          </table:table-cell>
          <table:table-cell office:value-type="string">
            <text:p>bool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Switch the use of initial grid adaption on/off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s/>EnableMultiPointFluxApproximation</text:p>
          </table:table-cell>
          <table:table-cell office:value-type="string">
            <text:p>bool</text:p>
          </table:table-cell>
          <table:table-cell table:style-name="ce5" office:value-type="boolean" office:boolean-value="true">
            <text:p>TRUE</text:p>
          </table:table-cell>
          <table:table-cell office:value-type="string">
            <text:p>HangingNode: Two-point flux approximation (false) or MPFA (true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s/>EnableSecondHalfEdge</text:p>
          </table:table-cell>
          <table:table-cell office:value-type="string">
            <text:p>bool</text:p>
          </table:table-cell>
          <table:table-cell table:style-name="ce5" office:value-type="boolean" office:boolean-value="true">
            <text:p>TRUE</text:p>
          </table:table-cell>
          <table:table-cell office:value-type="string">
            <text:p>Uses second interaction volume for second half-edge in 2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s/>MaxLevel</text:p>
          </table:table-cell>
          <table:table-cell office:value-type="string">
            <text:p>int</text:p>
          </table:table-cell>
          <table:table-cell table:style-name="ce4" office:value-type="float" office:value="1">
            <text:p>1</text:p>
          </table:table-cell>
          <table:table-cell office:value-type="string">
            <text:p>Maximum allowed level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s/>MinLevel</text:p>
          </table:table-cell>
          <table:table-cell office:value-type="string">
            <text:p>int</text:p>
          </table:table-cell>
          <table:table-cell table:style-name="ce4" office:value-type="float" office:value="0">
            <text:p>0</text:p>
          </table:table-cell>
          <table:table-cell office:value-type="string">
            <text:p>Mimimum allowed level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s/>RefineAtDirichletBC</text:p>
          </table:table-cell>
          <table:table-cell office:value-type="string">
            <text:p>bool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Switch for refinement at Dirichlet BC's -&gt; not used by all indicators!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s/>RefineAtFluxBC</text:p>
          </table:table-cell>
          <table:table-cell office:value-type="string">
            <text:p>bool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Switch for refinement at Neumann BC's -&gt; not used by all indicators!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s/>RefineAtSource</text:p>
          </table:table-cell>
          <table:table-cell office:value-type="string">
            <text:p>bool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Switch for refinement at sources -&gt; not used by all indicators!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s/>RefineTolerance</text:p>
          </table:table-cell>
          <table:table-cell office:value-type="string">
            <text:p>Scalar</text:p>
          </table:table-cell>
          <table:table-cell table:style-name="ce4" office:value-type="float" office:value="0.05">
            <text:p>0.05</text:p>
          </table:table-cell>
          <table:table-cell office:value-type="string">
            <text:p>Tolerance for refinemen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office:value-type="string">
            <text:p><text:s/>Impet</text:p>
          </table:table-cell>
          <table:table-cell office:value-type="string">
            <text:p><text:s/>CFLFactor</text:p>
          </table:table-cell>
          <table:table-cell office:value-type="string">
            <text:p>Scalar</text:p>
          </table:table-cell>
          <table:table-cell table:style-name="ce4" office:value-type="float" office:value="1">
            <text:p>1</text:p>
          </table:table-cell>
          <table:table-cell office:value-type="string">
            <text:p>Scalar factor for additional scaling of the time step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>
            <text:p><text:s/>EnableVolumeIntegral</text:p>
          </table:table-cell>
          <table:table-cell office:value-type="string">
            <text:p>bool</text:p>
          </table:table-cell>
          <table:table-cell table:style-name="ce5" office:value-type="boolean" office:boolean-value="true">
            <text:p>TRUE</text:p>
          </table:table-cell>
          <table:table-cell office:value-type="string">
            <text:p>Enables volume integral in the pressure equation (volume balance formulation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s/>ErrorTermFactor</text:p>
          </table:table-cell>
          <table:table-cell office:value-type="string">
            <text:p>Scalar</text:p>
          </table:table-cell>
          <table:table-cell table:style-name="ce4" office:value-type="float" office:value="0.5">
            <text:p>0.5</text:p>
          </table:table-cell>
          <table:table-cell office:value-type="string">
            <text:p>Scaling factor for the error term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s/>ErrorTermLowerBound</text:p>
          </table:table-cell>
          <table:table-cell office:value-type="string">
            <text:p>Scalar</text:p>
          </table:table-cell>
          <table:table-cell table:style-name="ce4" office:value-type="string">
            <text:p>0.1-0.2</text:p>
          </table:table-cell>
          <table:table-cell office:value-type="string">
            <text:p>Lower threshold used for the error term evaluatio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s/>ErrorTermUpperBound</text:p>
          </table:table-cell>
          <table:table-cell office:value-type="string">
            <text:p>Scalar</text:p>
          </table:table-cell>
          <table:table-cell table:style-name="ce4" office:value-type="float" office:value="0.9">
            <text:p>0.9</text:p>
          </table:table-cell>
          <table:table-cell office:value-type="string">
            <text:p>Upper threshold used for the error term evaluatio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s/>IterationFlag</text:p>
          </table:table-cell>
          <table:table-cell office:value-type="string">
            <text:p>int</text:p>
          </table:table-cell>
          <table:table-cell table:style-name="ce4" office:value-type="float" office:value="0">
            <text:p>0</text:p>
          </table:table-cell>
          <table:table-cell office:value-type="string">
            <text:p>0 = no iterations, 1 = iterate IterationNumber iterations, 2 = iterate until converged or IterationNumber is reache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s/>IterationNumber</text:p>
          </table:table-cell>
          <table:table-cell office:value-type="string">
            <text:p>int</text:p>
          </table:table-cell>
          <table:table-cell table:style-name="ce4" office:value-type="float" office:value="2">
            <text:p>2</text:p>
          </table:table-cell>
          <table:table-cell office:value-type="string">
            <text:p>Number of iterations if IMPET iterations are enabled by the IterationFlag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s/>MaximumDefect</text:p>
          </table:table-cell>
          <table:table-cell office:value-type="string">
            <text:p>Scalar</text:p>
          </table:table-cell>
          <table:table-cell table:style-name="ce6" office:value-type="float" office:value="0.00001">
            <text:p>1.00E-005</text:p>
          </table:table-cell>
          <table:table-cell office:value-type="string">
            <text:p>Maximum Defect if IMPET iterations are enabled by the IterationFlag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s/>RelaxationFactor</text:p>
          </table:table-cell>
          <table:table-cell office:value-type="string">
            <text:p>Scalar</text:p>
          </table:table-cell>
          <table:table-cell table:style-name="ce4" office:value-type="float" office:value="1">
            <text:p>1</text:p>
          </table:table-cell>
          <table:table-cell office:value-type="string">
            <text:p>1 = new solution is new solution, 0 = old solution is new solutio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s/>RestrictFluxInTransport</text:p>
          </table:table-cell>
          <table:table-cell office:value-type="string">
            <text:p>int</text:p>
          </table:table-cell>
          <table:table-cell table:style-name="ce4" office:value-type="float" office:value="0">
            <text:p>0</text:p>
          </table:table-cell>
          <table:table-cell office:value-type="string">
            <text:p>Restrict flux if direction reverses after pressure equation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office:value-type="string">
            <text:p><text:s/>Implicit</text:p>
          </table:table-cell>
          <table:table-cell office:value-type="string">
            <text:p><text:s/>EnableHints</text:p>
          </table:table-cell>
          <table:table-cell office:value-type="string">
            <text:p>bool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office:value-type="string">
            <text:p><text:s/>EnableJacobianRecycling</text:p>
          </table:table-cell>
          <table:table-cell office:value-type="string">
            <text:p>bool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office:value-type="string">
            <text:p><text:s/>EnablePartialReassemble</text:p>
          </table:table-cell>
          <table:table-cell office:value-type="string">
            <text:p>bool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office:value-type="string">
            <text:p><text:s/>EnableSmoothUpwinding</text:p>
          </table:table-cell>
          <table:table-cell office:value-type="string">
            <text:p>bool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office:value-type="string">
            <text:p><text:s/>MassUpwindWeight</text:p>
          </table:table-cell>
          <table:table-cell office:value-type="string">
            <text:p>Scalar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office:value-type="string">
            <text:p><text:s/>MobilityUpwindWeight</text:p>
          </table:table-cell>
          <table:table-cell office:value-type="string">
            <text:p>Scalar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office:value-type="string">
            <text:p><text:s/>NumericDifferenceMethod</text:p>
          </table:table-cell>
          <table:table-cell office:value-type="string">
            <text:p>int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office:value-type="string">
            <text:p><text:s/>UseTwoPointFlux</text:p>
          </table:table-cell>
          <table:table-cell office:value-type="string">
            <text:p>bool</text:p>
          </table:table-cell>
          <table:table-cell table:style-name="ce4"/>
          <table:table-cell table:number-columns-repeated="1019"/>
        </table:table-row>
        <table:table-row table:style-name="ro1"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office:value-type="string">
            <text:p><text:s/>LinearSolver</text:p>
          </table:table-cell>
          <table:table-cell office:value-type="string">
            <text:p><text:s/>GMResRestart</text:p>
          </table:table-cell>
          <table:table-cell office:value-type="string">
            <text:p>in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Default"/>
          <table:table-cell office:value-type="string">
            <text:p><text:s/>MaxIterations</text:p>
          </table:table-cell>
          <table:table-cell office:value-type="string">
            <text:p>double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office:value-type="string">
            <text:p><text:s/>PreconditionerIterations</text:p>
          </table:table-cell>
          <table:table-cell office:value-type="string">
            <text:p>int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office:value-type="string">
            <text:p><text:s/>PreconditionerRelaxation</text:p>
          </table:table-cell>
          <table:table-cell office:value-type="string">
            <text:p>double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office:value-type="string">
            <text:p><text:s/>ResidualReduction</text:p>
          </table:table-cell>
          <table:table-cell office:value-type="string">
            <text:p>double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office:value-type="string">
            <text:p><text:s/>Verbosity</text:p>
          </table:table-cell>
          <table:table-cell office:value-type="string">
            <text:p>int</text:p>
          </table:table-cell>
          <table:table-cell table:style-name="ce4"/>
          <table:table-cell table:number-columns-repeated="1019"/>
        </table:table-row>
        <table:table-row table:style-name="ro1"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office:value-type="string">
            <text:p><text:s/>Newton</text:p>
          </table:table-cell>
          <table:table-cell office:value-type="string">
            <text:p><text:s/>AbsTolerance</text:p>
          </table:table-cell>
          <table:table-cell office:value-type="string">
            <text:p>Scalar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Default"/>
          <table:table-cell office:value-type="string">
            <text:p><text:s/>EnableAbsoluteCriterion</text:p>
          </table:table-cell>
          <table:table-cell office:value-type="string">
            <text:p>bool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office:value-type="string">
            <text:p><text:s/>EnableChop</text:p>
          </table:table-cell>
          <table:table-cell office:value-type="string">
            <text:p>bool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office:value-type="string">
            <text:p><text:s/>EnableRelativeCriterion</text:p>
          </table:table-cell>
          <table:table-cell office:value-type="string">
            <text:p>bool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office:value-type="string">
            <text:p><text:s/>MaxSteps</text:p>
          </table:table-cell>
          <table:table-cell office:value-type="string">
            <text:p>int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office:value-type="string">
            <text:p><text:s/>RelTolerance</text:p>
          </table:table-cell>
          <table:table-cell office:value-type="string">
            <text:p>Scalar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office:value-type="string">
            <text:p><text:s/>SatisfyAbsAndRel</text:p>
          </table:table-cell>
          <table:table-cell office:value-type="string">
            <text:p>bool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office:value-type="string">
            <text:p><text:s/>TargetSteps</text:p>
          </table:table-cell>
          <table:table-cell office:value-type="string">
            <text:p>int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office:value-type="string">
            <text:p><text:s/>UseLineSearch</text:p>
          </table:table-cell>
          <table:table-cell office:value-type="string">
            <text:p>bool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office:value-type="string">
            <text:p><text:s/>WriteConvergence</text:p>
          </table:table-cell>
          <table:table-cell office:value-type="string">
            <text:p>bool</text:p>
          </table:table-cell>
          <table:table-cell table:style-name="ce4"/>
          <table:table-cell table:number-columns-repeated="1019"/>
        </table:table-row>
        <table:table-row table:style-name="ro1"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office:value-type="string">
            <text:p><text:s/>Problem</text:p>
          </table:table-cell>
          <table:table-cell office:value-type="string">
            <text:p><text:s/>EnableGravity</text:p>
          </table:table-cell>
          <table:table-cell office:value-type="string">
            <text:p>bool</text:p>
          </table:table-cell>
          <table:table-cell table:style-name="ce4"/>
          <table:table-cell table:number-columns-repeated="1019"/>
        </table:table-row>
        <table:table-row table:style-name="ro1"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office:value-type="string">
            <text:p><text:s/>Stokes</text:p>
          </table:table-cell>
          <table:table-cell office:value-type="string">
            <text:p><text:s/>StabilizationAlpha</text:p>
          </table:table-cell>
          <table:table-cell office:value-type="string">
            <text:p>Scalar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office:value-type="string">
            <text:p><text:s/>StabilizationBeta</text:p>
          </table:table-cell>
          <table:table-cell office:value-type="string">
            <text:p>Scalar</text:p>
          </table:table-cell>
          <table:table-cell table:style-name="ce4"/>
          <table:table-cell table:number-columns-repeated="1019"/>
        </table:table-row>
        <table:table-row table:style-name="ro1"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office:value-type="string">
            <text:p><text:s/>TimeManager</text:p>
          </table:table-cell>
          <table:table-cell office:value-type="string">
            <text:p><text:s/>DtInitial</text:p>
          </table:table-cell>
          <table:table-cell office:value-type="string">
            <text:p>Scalar</text:p>
          </table:table-cell>
          <table:table-cell table:style-name="ce4" office:value-type="string">
            <text:p>-</text:p>
          </table:table-cell>
          <table:table-cell table:number-columns-repeated="1019"/>
        </table:table-row>
        <table:table-row table:style-name="ro1">
          <table:table-cell table:style-name="Default"/>
          <table:table-cell office:value-type="string">
            <text:p><text:s/>MaxTimeStepSize</text:p>
          </table:table-cell>
          <table:table-cell office:value-type="string">
            <text:p>Scalar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office:value-type="string">
            <text:p><text:s/>PrintParameters</text:p>
          </table:table-cell>
          <table:table-cell office:value-type="string">
            <text:p>bool</text:p>
          </table:table-cell>
          <table:table-cell table:style-name="ce4" office:value-type="string">
            <text:p>tru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PrintProperties</text:p>
          </table:table-cell>
          <table:table-cell office:value-type="string">
            <text:p>bool</text:p>
          </table:table-cell>
          <table:table-cell table:style-name="ce4" office:value-type="string">
            <text:p>fal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Restart</text:p>
          </table:table-cell>
          <table:table-cell office:value-type="string">
            <text:p>Scalar</text:p>
          </table:table-cell>
          <table:table-cell table:style-name="ce4" office:value-type="string">
            <text:p>fal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TEnd</text:p>
          </table:table-cell>
          <table:table-cell office:value-type="string">
            <text:p>Scalar</text:p>
          </table:table-cell>
          <table:table-cell table:style-name="ce4" office:value-type="string">
            <text:p>-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office:value-type="string">
            <text:p><text:s/>Vtk</text:p>
          </table:table-cell>
          <table:table-cell office:value-type="string">
            <text:p><text:s/>AddAverageMolarMass</text:p>
          </table:table-cell>
          <table:table-cell office:value-type="string">
            <text:p>bool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office:value-type="string">
            <text:p><text:s/>AddBoundaryTypes</text:p>
          </table:table-cell>
          <table:table-cell office:value-type="string">
            <text:p>bool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office:value-type="string">
            <text:p><text:s/>AddDensities</text:p>
          </table:table-cell>
          <table:table-cell office:value-type="string">
            <text:p>bool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office:value-type="string">
            <text:p><text:s/>AddEnthalpies</text:p>
          </table:table-cell>
          <table:table-cell office:value-type="string">
            <text:p>bool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office:value-type="string">
            <text:p><text:s/>AddFugacities</text:p>
          </table:table-cell>
          <table:table-cell office:value-type="string">
            <text:p>bool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office:value-type="string">
            <text:p><text:s/>AddInternalEnergies</text:p>
          </table:table-cell>
          <table:table-cell office:value-type="string">
            <text:p>bool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office:value-type="string">
            <text:p><text:s/>AddMassFractions</text:p>
          </table:table-cell>
          <table:table-cell office:value-type="string">
            <text:p>bool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office:value-type="string">
            <text:p><text:s/>AddMobilities</text:p>
          </table:table-cell>
          <table:table-cell office:value-type="string">
            <text:p>bool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office:value-type="string">
            <text:p><text:s/>AddMolarities</text:p>
          </table:table-cell>
          <table:table-cell office:value-type="string">
            <text:p>bool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office:value-type="string">
            <text:p><text:s/>AddMoleFractions</text:p>
          </table:table-cell>
          <table:table-cell office:value-type="string">
            <text:p>bool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office:value-type="string">
            <text:p><text:s/>AddPorosity</text:p>
          </table:table-cell>
          <table:table-cell office:value-type="string">
            <text:p>bool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office:value-type="string">
            <text:p><text:s/>AddPressures</text:p>
          </table:table-cell>
          <table:table-cell office:value-type="string">
            <text:p>bool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office:value-type="string">
            <text:p><text:s/>AddSaturations</text:p>
          </table:table-cell>
          <table:table-cell office:value-type="string">
            <text:p>bool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office:value-type="string">
            <text:p><text:s/>AddTemperatures</text:p>
          </table:table-cell>
          <table:table-cell office:value-type="string">
            <text:p>bool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office:value-type="string">
            <text:p><text:s/>AddVelocities</text:p>
          </table:table-cell>
          <table:table-cell office:value-type="string">
            <text:p>bool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office:value-type="string">
            <text:p><text:s/>AddVelocity</text:p>
          </table:table-cell>
          <table:table-cell office:value-type="string">
            <text:p>bool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office:value-type="string">
            <text:p><text:s/>OutputLevel</text:p>
          </table:table-cell>
          <table:table-cell office:value-type="string">
            <text:p>int</text:p>
          </table:table-cell>
          <table:table-cell table:style-name="ce4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 table:number-rows-repeated="9">
          <table:table-cell table:style-name="Default"/>
          <table:table-cell table:number-columns-repeated="1022"/>
        </table:table-row>
        <table:table-row table:style-name="ro1" table:number-rows-repeated="1048475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67:Sheet1.AMI7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03</meta:generator>
    <dc:date>2012-10-17T16:07:25</dc:date>
    <meta:editing-duration>PT48M58S</meta:editing-duration>
    <meta:editing-cycles>4</meta:editing-cycles>
    <meta:document-statistic meta:table-count="1" meta:cell-count="229" meta:object-count="0"/>
  </office:meta>
</office:document-meta>
</file>